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20">
      <style:text-properties fo:font-weight="normal" style:font-weight-asian="normal" style:font-weight-complex="normal"/>
    </style:style>
    <style:style style:name="ce27" style:family="table-cell" style:parent-style-name="Default" style:data-style-name="N120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20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20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20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5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ailbus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8" calcext:value-type="float">
            <text:p>48</text:p>
          </table:table-cell>
          <table:table-cell office:value-type="string" calcext:value-type="string">
            <text:p>Few details of seat quality available – gu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 Railbus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29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petrol electric railca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69" calcext:value-type="float">
            <text:p>69</text:p>
          </table:table-cell>
          <table:table-cell office:value-type="string" calcext:value-type="string">
            <text:p>Curtains and carpet</text:p>
          </table:table-cell>
          <table:table-cell office:value-type="string" calcext:value-type="string">
            <text:p>https://electricautocar.co.uk/archive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eam railmoto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17 (“Desiro City”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95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s://en.wikipedia.org/wiki/File:Class195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1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1" calcext:value-type="float">
            <text:p>81</text:p>
          </table:table-cell>
          <table:table-cell/>
          <table:table-cell office:value-type="string" calcext:value-type="string">
            <text:p>https://en.wikipedia.org/wiki/File:Class331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1" calcext:value-type="float">
            <text:p>8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17 (“Desiro City”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4" calcext:value-type="float">
            <text:p>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4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8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9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/159 (standard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9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9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80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1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1" calcext:value-type="float">
            <text:p>151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96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31" calcext:value-type="float">
            <text:p>131</text:p>
          </table:table-cell>
          <table:table-cell/>
          <table:table-cell office:value-type="string" calcext:value-type="string">
            <text:p>https://en.wikipedia.org/wiki/British_Rail_Class_196#/media/File:196008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4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59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869]+5" office:value-type="float" office:value="140" calcext:value-type="float">
            <text:p>14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90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90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90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1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2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4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4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5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6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6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7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7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7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8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75" calcext:value-type="float">
            <text:p>175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8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9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100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100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1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2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22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2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2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3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3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3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3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3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3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3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4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4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4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4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4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4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4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4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4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4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5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5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5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5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5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5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5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mes Petts</meta:initial-creator>
    <meta:creation-date>2013-04-21T15:01:22.73</meta:creation-date>
    <dc:date>2025-04-13T12:03:59.305000000</dc:date>
    <meta:editing-duration>P121DT12H30M48S</meta:editing-duration>
    <meta:editing-cycles>1993</meta:editing-cycles>
    <meta:generator>LibreOffice/24.8.5.2$Windows_X86_64 LibreOffice_project/fddf2685c70b461e7832239a0162a77216259f22</meta:generator>
    <dc:creator>James Petts</dc:creator>
    <meta:document-statistic meta:table-count="3" meta:cell-count="6495" meta:object-count="0"/>
  </office:meta>
</office:document-meta>
</file>